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Tahoma" style:font-family-asian="Tahoma" style:font-family-complex="Tahoma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Tahoma" style:font-family-asian="Tahoma" style:font-family-complex="Tahoma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Tahoma" style:font-family-asian="Tahoma" style:font-family-complex="Tahoma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Tahoma" style:font-family-asian="Tahoma" style:font-family-complex="Tahoma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9.00pt" fo:font-weight="normal" fo:font-family="Tahoma" style:font-family-asian="Tahoma" style:font-family-complex="Tahoma" fo:background-color="transparent" style:use-window-font-color="true"/>
    </style:style>
    <style:style style:name="T51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5.40pt" fo:text-indent="-5.40pt">
        <style:tab-stops>
          <style:tab-stop style:position="456.70pt"/>
        </style:tab-stops>
      </style:paragraph-properties>
    </style:style>
    <style:style style:name="P2" style:family="paragraph">
      <style:paragraph-properties fo:line-height="100.00%" fo:text-align="left" fo:margin-left="5.40pt" fo:text-indent="-5.40pt">
        <style:tab-stops>
          <style:tab-stop style:position="341.90pt"/>
          <style:tab-stop style:position="3284.25pt" style:type="center"/>
          <style:tab-stop style:position="421116.25pt" style:type="righ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right"/>
    </style:style>
    <style:style style:name="P5" style:family="paragraph">
      <style:paragraph-properties fo:line-height="100.00%" fo:text-align="left" fo:margin-left="5.40pt" fo:text-indent="-5.40pt">
        <style:tab-stops>
          <style:tab-stop style:position="341.90pt"/>
          <style:tab-stop style:position="3284.25pt" style:type="center"/>
          <style:tab-stop style:position="421116.25pt" style:type="righ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456.70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456.70pt"/>
        </style:tab-stops>
      </style:paragraph-properties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456.70pt"/>
        </style:tab-stops>
      </style:paragraph-properties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left" fo:margin-left="5.40pt" fo:text-indent="-5.40pt">
        <style:tab-stops>
          <style:tab-stop style:position="456.70pt"/>
        </style:tab-stops>
      </style:paragraph-properties>
    </style:style>
    <style:style style:name="P14" style:family="paragraph">
      <style:paragraph-properties fo:line-height="100.00%" fo:text-align="center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456.7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5.40pt" fo:text-indent="-5.40pt">
        <style:tab-stops>
          <style:tab-stop style:position="456.70pt"/>
        </style:tab-stops>
      </style:paragraph-properties>
    </style:style>
    <style:style style:name="P18" style:family="paragraph">
      <style:paragraph-properties fo:line-height="100.00%" fo:text-align="left" fo:margin-left="5.40pt" fo:text-indent="-5.40pt">
        <style:tab-stops>
          <style:tab-stop style:position="79.40pt"/>
          <style:tab-stop style:position="3284.25pt" style:type="center"/>
          <style:tab-stop style:position="421116.25pt" style:type="righ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15.00%" fo:text-align="left"/>
    </style:style>
    <style:style style:name="P21" style:family="paragraph">
      <style:paragraph-properties fo:line-height="100.00%" fo:text-align="left" fo:margin-left="5.40pt" fo:text-indent="-5.40pt">
        <style:tab-stops>
          <style:tab-stop style:position="79.40pt"/>
          <style:tab-stop style:position="3284.25pt" style:type="center"/>
          <style:tab-stop style:position="421116.25pt" style:type="right"/>
        </style:tab-stops>
      </style:paragraph-properties>
    </style:style>
    <style:style style:name="P22" style:family="paragraph">
      <style:paragraph-properties fo:line-height="100.00%" fo:text-align="left" fo:margin-left="5.40pt" fo:text-indent="-5.40pt">
        <style:tab-stops>
          <style:tab-stop style:position="79.40pt"/>
          <style:tab-stop style:position="3284.25pt" style:type="center"/>
          <style:tab-stop style:position="421116.25pt" style:type="righ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5.40pt" fo:text-indent="-5.40pt">
        <style:tab-stops>
          <style:tab-stop style:position="79.40pt"/>
          <style:tab-stop style:position="3284.25pt" style:type="center"/>
          <style:tab-stop style:position="421116.25pt" style:type="right"/>
        </style:tab-stops>
      </style:paragraph-properties>
    </style:style>
    <style:style style:name="P25" style:family="paragraph">
      <style:paragraph-properties fo:line-height="100.00%" fo:text-align="left" fo:margin-left="5.40pt" fo:text-indent="-5.40pt">
        <style:tab-stops>
          <style:tab-stop style:position="445.40pt"/>
        </style:tab-stops>
      </style:paragraph-properties>
    </style:style>
    <style:style style:name="P26" style:family="paragraph">
      <style:paragraph-properties fo:line-height="100.00%" fo:text-align="center"/>
    </style:style>
    <style:style style:name="P27" style:family="paragraph">
      <style:paragraph-properties fo:line-height="100.00%" fo:text-align="left" fo:margin-left="5.40pt" fo:text-indent="-5.40pt">
        <style:tab-stops>
          <style:tab-stop style:position="445.40pt"/>
        </style:tab-stops>
      </style:paragraph-properties>
    </style:style>
    <style:style style:name="P28" style:family="paragraph">
      <style:paragraph-properties fo:line-height="100.00%" fo:text-align="left" fo:margin-left="5.40pt" fo:text-indent="-5.40pt">
        <style:tab-stops>
          <style:tab-stop style:position="79.40pt"/>
          <style:tab-stop style:position="3284.25pt" style:type="center"/>
          <style:tab-stop style:position="421116.25pt" style:type="righ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5.40pt" fo:text-indent="-5.40pt">
        <style:tab-stops>
          <style:tab-stop style:position="79.40pt"/>
          <style:tab-stop style:position="3284.25pt" style:type="center"/>
          <style:tab-stop style:position="421116.25pt" style:type="righ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5.40pt" fo:text-indent="-5.40pt">
        <style:tab-stops>
          <style:tab-stop style:position="79.40pt"/>
          <style:tab-stop style:position="3284.25pt" style:type="center"/>
          <style:tab-stop style:position="421116.25pt" style:type="righ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5.40pt" fo:text-indent="-5.40pt">
        <style:tab-stops>
          <style:tab-stop style:position="456.70p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5.40pt" fo:text-indent="-5.40pt">
        <style:tab-stops>
          <style:tab-stop style:position="456.70pt"/>
        </style:tab-stops>
      </style:paragraph-properties>
    </style:style>
    <style:style style:name="P37" style:family="paragraph">
      <style:paragraph-properties fo:line-height="100.00%" fo:text-align="left" fo:margin-left="5.40pt" fo:text-indent="-5.40pt">
        <style:tab-stops>
          <style:tab-stop style:position="249.50pt"/>
          <style:tab-stop style:position="3284.25pt" style:type="center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5.40pt" fo:text-indent="-5.40pt">
        <style:tab-stops>
          <style:tab-stop style:position="249.50pt"/>
          <style:tab-stop style:position="3284.25pt" style:type="center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5.40pt" fo:text-indent="-5.40pt">
        <style:tab-stops>
          <style:tab-stop style:position="249.50pt"/>
          <style:tab-stop style:position="3284.25pt" style:type="center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5.40pt" fo:text-indent="-5.40pt">
        <style:tab-stops>
          <style:tab-stop style:position="456.70pt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5.40pt" fo:text-indent="-5.40pt">
        <style:tab-stops>
          <style:tab-stop style:position="456.70pt"/>
        </style:tab-stops>
      </style:paragraph-properties>
    </style:style>
    <style:style style:name="P46" style:family="paragraph">
      <style:paragraph-properties fo:line-height="100.00%" fo:text-align="left" fo:margin-left="221.40pt" fo:text-indent="-5.40pt">
        <style:tab-stops>
          <style:tab-stop style:position="-39.95pt"/>
        </style:tab-stops>
      </style:paragraph-properties>
    </style:style>
    <style:style style:name="P47" style:family="paragraph">
      <style:paragraph-properties fo:line-height="100.00%" fo:text-align="center"/>
    </style:style>
    <style:style style:name="P48" style:family="paragraph">
      <style:paragraph-properties fo:line-height="100.00%" fo:text-align="left" fo:margin-left="221.40pt" fo:text-indent="-5.40pt">
        <style:tab-stops>
          <style:tab-stop style:position="-39.95pt"/>
        </style:tab-stops>
      </style:paragraph-properties>
    </style:style>
    <style:style style:name="P49" style:family="paragraph">
      <style:paragraph-properties fo:line-height="100.00%" fo:text-align="left" fo:margin-left="216.00pt" fo:text-indent="0.00pt"/>
    </style:style>
    <style:style style:name="P50" style:family="paragraph">
      <style:paragraph-properties fo:line-height="100.00%" fo:text-align="left" fo:margin-left="5.40pt" fo:text-indent="-5.40pt">
        <style:tab-stops>
          <style:tab-stop style:position="456.70pt"/>
        </style:tab-stops>
      </style:paragraph-properties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5.40pt" fo:text-indent="-5.40pt">
        <style:tab-stops>
          <style:tab-stop style:position="456.70pt"/>
        </style:tab-stops>
      </style:paragraph-properties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 fo:margin-left="5.40pt" fo:text-indent="-5.40pt">
        <style:tab-stops>
          <style:tab-stop style:position="456.70pt"/>
        </style:tab-stops>
      </style:paragraph-properties>
    </style:style>
    <style:style style:name="P55" style:family="paragraph">
      <style:paragraph-properties fo:line-height="100.00%" fo:text-align="center"/>
    </style:style>
    <style:style style:name="P56" style:family="paragraph">
      <style:paragraph-properties fo:line-height="100.00%" fo:text-align="left" fo:margin-left="5.40pt" fo:text-indent="-5.40pt">
        <style:tab-stops>
          <style:tab-stop style:position="456.70pt"/>
        </style:tab-stops>
      </style:paragraph-properties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15.00%" fo:text-align="left"/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 fo:margin-left="5.40pt" fo:text-indent="-5.40pt">
        <style:tab-stops>
          <style:tab-stop style:position="456.70pt"/>
        </style:tab-stops>
      </style:paragraph-properties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 fo:margin-left="5.40pt" fo:text-indent="-5.40pt">
        <style:tab-stops>
          <style:tab-stop style:position="456.70pt"/>
        </style:tab-stops>
      </style:paragraph-properties>
    </style:style>
    <style:style style:name="P63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6.418056in"/>
    </style:style>
    <style:style style:name="Table01" style:family="table">
      <style:table-properties style:width="6.418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Row0114" style:family="table-row">
      <style:table-row-properties/>
    </style:style>
    <style:style style:name="TableCell0114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Row0115" style:family="table-row">
      <style:table-row-properties/>
    </style:style>
    <style:style style:name="TableCell0115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4.823611in"/>
    </style:style>
    <style:style style:name="TableColumn0201" style:family="table-column">
      <style:table-column-properties style:column-width="0.393750in"/>
    </style:style>
    <style:style style:name="TableColumn0202" style:family="table-column">
      <style:table-column-properties style:column-width="1.043750in"/>
    </style:style>
    <style:style style:name="Table02" style:family="table">
      <style:table-properties style:width="6.261111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200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olumn0300" style:family="table-column">
      <style:table-column-properties style:column-width="1.177778in"/>
    </style:style>
    <style:style style:name="TableColumn0301" style:family="table-column">
      <style:table-column-properties style:column-width="0.204167in"/>
    </style:style>
    <style:style style:name="TableColumn0302" style:family="table-column">
      <style:table-column-properties style:column-width="4.879167in"/>
    </style:style>
    <style:style style:name="Table03" style:family="table">
      <style:table-properties style:width="6.261111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300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301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302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302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303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303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304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304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olumn0400" style:family="table-column">
      <style:table-column-properties style:column-width="3.540278in"/>
    </style:style>
    <style:style style:name="TableColumn0401" style:family="table-column">
      <style:table-column-properties style:column-width="2.717361in"/>
    </style:style>
    <style:style style:name="Table04" style:family="table">
      <style:table-properties style:width="6.257639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olumn0500" style:family="table-column">
      <style:table-column-properties style:column-width="2.520139in"/>
    </style:style>
    <style:style style:name="Table05" style:family="table">
      <style:table-properties style:width="2.520139in" fo:margin-left="3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</office:automatic-styles>
  <office:body>
    <office:text>
      <table:table table:style-name="Table01">
        <table:table-column table:style-name="TableColumn0100"/>
        <table:table-row table:style-name="TableRow0100">
          <table:table-cell table:style-name="TableCell010000">
            <table:table table:style-name="Table02">
              <table:table-column table:style-name="TableColumn0200"/>
              <table:table-column table:style-name="TableColumn0201"/>
              <table:table-column table:style-name="TableColumn0202"/>
              <table:table-row table:style-name="TableRow0200">
                <table:table-cell table:style-name="TableCell020000">
                  <text:p text:style-name="P3"><text:span text:style-name="T2">{NamaKejaksaan}</text:span><text:span text:style-name="T3"/></text:p>
                </table:table-cell>
                <table:table-cell table:style-name="TableCell020001">
                  <text:p text:style-name="P3"><text:span text:style-name="T3"/></text:p>
                </table:table-cell>
                <table:table-cell table:style-name="TableCell020002">
                  <text:p text:style-name="P4"><text:span text:style-name="T4">Pidsus-6</text:span><text:span text:style-name="T5"/></text:p>
                </table:table-cell>
              </table:table-row>
            </table:table>
            <text:p text:style-name="P6"><text:span text:style-name="T5"/></text:p>
          </table:table-cell>
        </table:table-row>
        <table:table-row table:style-name="TableRow0101">
          <table:table-cell table:style-name="TableCell010100">
            <text:p text:style-name="P8"><text:span text:style-name="T5"/></text:p>
          </table:table-cell>
        </table:table-row>
        <table:table-row table:style-name="TableRow0102">
          <table:table-cell table:style-name="TableCell010200">
            <text:p text:style-name="P10"><text:span text:style-name="T6">SURAT PERINTAH PENYELIDIKAN</text:span><text:span text:style-name="T7"/></text:p>
          </table:table-cell>
        </table:table-row>
        <table:table-row table:style-name="TableRow0103">
          <table:table-cell table:style-name="TableCell010300">
            <text:p text:style-name="P12"><text:span text:style-name="T8">NOMOR : PRINT- {noSurat}</text:span></text:p>
            <text:p text:style-name="P12"><text:span text:style-name="T9"/></text:p>
          </table:table-cell>
        </table:table-row>
        <table:table-row table:style-name="TableRow0104">
          <table:table-cell table:style-name="TableCell010400">
            <text:p text:style-name="P14"><text:span text:style-name="T10">KEPALA {NamaKejaksaan}</text:span><text:span text:style-name="T11"/></text:p>
          </table:table-cell>
        </table:table-row>
        <table:table-row table:style-name="TableRow0105">
          <table:table-cell table:style-name="TableCell010500">
            <text:p text:style-name="P16"><text:span text:style-name="T11"/></text:p>
          </table:table-cell>
        </table:table-row>
        <table:table-row table:style-name="TableRow0106">
          <table:table-cell table:style-name="TableCell010600">
            <table:table table:style-name="Table03">
              <table:table-column table:style-name="TableColumn0300"/>
              <table:table-column table:style-name="TableColumn0301"/>
              <table:table-column table:style-name="TableColumn0302"/>
              <table:table-row table:style-name="TableRow0300">
                <table:table-cell table:style-name="TableCell030000">
                  <text:p text:style-name="P19"><text:span text:style-name="T12">Dasar</text:span><text:span text:style-name="T13"/></text:p>
                </table:table-cell>
                <table:table-cell table:style-name="TableCell030001">
                  <text:p text:style-name="P19"><text:span text:style-name="T14">:</text:span><text:span text:style-name="T15"/></text:p>
                </table:table-cell>
                <table:table-cell table:style-name="TableCell030002">
                  <text:p text:style-name="P20"><text:span text:style-name="T16">[!-- BEGIN Dasar --]</text:span></text:p>
                  <text:p text:style-name="P20"><text:span text:style-name="T16">{isidetail}[!-- END Dasar --]</text:span><text:span text:style-name="T17"/></text:p>
                </table:table-cell>
              </table:table-row>
              <table:table-row table:style-name="TableRow0301">
                <table:table-cell table:style-name="TableCell030100">
                  <text:p text:style-name="P23"><text:span text:style-name="T18">Pertimbangan</text:span><text:span text:style-name="T19"/></text:p>
                </table:table-cell>
                <table:table-cell table:style-name="TableCell030101">
                  <text:p text:style-name="P23"><text:span text:style-name="T20">:</text:span><text:span text:style-name="T21"/></text:p>
                </table:table-cell>
                <table:table-cell table:style-name="TableCell030102">
                  <text:p text:style-name="P23"><text:span text:style-name="T22">[!-- BEGIN Pertimbangan --]</text:span></text:p>
                  <text:p text:style-name="P23"><text:span text:style-name="T22">{isidetail}[!-- END Pertimbangan --]</text:span><text:span text:style-name="T23"/></text:p>
                </table:table-cell>
              </table:table-row>
              <table:table-row table:style-name="TableRow0302">
                <table:table-cell table:style-name="TableCell030200" table:number-columns-spanned="3">
                  <text:p text:style-name="P26"><text:span text:style-name="T24">MEMERINTAHKAN</text:span><text:span text:style-name="T25"/></text:p>
                </table:table-cell>
                <table:covered-table-cell/>
                <table:covered-table-cell/>
              </table:table-row>
              <table:table-row table:style-name="TableRow0303">
                <table:table-cell table:style-name="TableCell030300">
                  <text:p text:style-name="P29"><text:span text:style-name="T26">Kepada</text:span><text:span text:style-name="T27"/></text:p>
                </table:table-cell>
                <table:table-cell table:style-name="TableCell030301">
                  <text:p text:style-name="P29"><text:span text:style-name="T28">:</text:span><text:span text:style-name="T29"/></text:p>
                </table:table-cell>
                <table:table-cell table:style-name="TableCell030302">
                  <text:p text:style-name="P29"><text:span text:style-name="T30">Jaksa Penyelidik:</text:span></text:p>
                  <text:p text:style-name="P29"><text:span text:style-name="T30">[!-- BEGIN Jaksa --]</text:span></text:p>
                  <text:p text:style-name="P29"><text:span text:style-name="T30">{isijaksa}[!-- END Jaksa --]</text:span><text:span text:style-name="T31"/></text:p>
                </table:table-cell>
              </table:table-row>
              <table:table-row table:style-name="TableRow0304">
                <table:table-cell table:style-name="TableCell030400">
                  <text:p text:style-name="P31"><text:span text:style-name="T32">Untuk</text:span><text:span text:style-name="T33"/></text:p>
                </table:table-cell>
                <table:table-cell table:style-name="TableCell030401">
                  <text:p text:style-name="P31"><text:span text:style-name="T34">:</text:span><text:span text:style-name="T35"/></text:p>
                </table:table-cell>
                <table:table-cell table:style-name="TableCell030402">
                  <text:p text:style-name="P31"><text:span text:style-name="T36">[!-- BEGIN Untuk --]</text:span></text:p>
                  <text:p text:style-name="P31"><text:span text:style-name="T36">{isidetail}[!-- END Untuk --]</text:span><text:span text:style-name="T37"/></text:p>
                </table:table-cell>
              </table:table-row>
            </table:table>
            <text:p text:style-name="P33"><text:span text:style-name="T37"/></text:p>
          </table:table-cell>
        </table:table-row>
        <table:table-row table:style-name="TableRow0107">
          <table:table-cell table:style-name="TableCell010700">
            <text:p text:style-name="P35"><text:span text:style-name="T37"/></text:p>
          </table:table-cell>
        </table:table-row>
        <table:table-row table:style-name="TableRow0108">
          <table:table-cell table:style-name="TableCell010800">
            <table:table table:style-name="Table04">
              <table:table-column table:style-name="TableColumn0400"/>
              <table:table-column table:style-name="TableColumn0401"/>
              <table:table-row table:style-name="TableRow0400">
                <table:table-cell table:style-name="TableCell040000">
                  <text:p text:style-name="P38"><text:span text:style-name="T38">Kepada yang bersangkutan</text:span><text:span text:style-name="T39"/></text:p>
                </table:table-cell>
                <table:table-cell table:style-name="TableCell040001">
                  <text:p text:style-name="P38"><text:span text:style-name="T40">Dikeluarkan di : {lokasiSurat}</text:span><text:span text:style-name="T41"/></text:p>
                </table:table-cell>
              </table:table-row>
              <table:table-row table:style-name="TableRow0401">
                <table:table-cell table:style-name="TableCell040100">
                  <text:p text:style-name="P40"><text:span text:style-name="T42">untuk dilaksanakan</text:span><text:span text:style-name="T43"/></text:p>
                </table:table-cell>
                <table:table-cell table:style-name="TableCell040101">
                  <text:p text:style-name="P40"><text:span text:style-name="T44">Pada tanggal<text:s text:c="3"/>: {tglSurat}</text:span><text:span text:style-name="T45"/></text:p>
                </table:table-cell>
              </table:table-row>
            </table:table>
            <text:p text:style-name="P42"><text:span text:style-name="T45"/></text:p>
          </table:table-cell>
        </table:table-row>
        <table:table-row table:style-name="TableRow0109">
          <table:table-cell table:style-name="TableCell010900">
            <text:p text:style-name="P44"><text:span text:style-name="T45"/></text:p>
          </table:table-cell>
        </table:table-row>
        <table:table-row table:style-name="TableRow0110">
          <table:table-cell table:style-name="TableCell011000">
            <table:table table:style-name="Table05">
              <table:table-column table:style-name="TableColumn0500"/>
              <table:table-row table:style-name="TableRow0500">
                <table:table-cell table:style-name="TableCell050000">
                  <text:p text:style-name="P47"><text:span text:style-name="T46">KEPALA {NamaKejaksaan}</text:span><text:span text:style-name="T47"/></text:p>
                </table:table-cell>
              </table:table-row>
            </table:table>
            <text:p text:style-name="P49"><text:span text:style-name="T47"/></text:p>
          </table:table-cell>
        </table:table-row>
        <table:table-row table:style-name="TableRow0111">
          <table:table-cell table:style-name="TableCell011100">
            <text:p text:style-name="P51"><text:span text:style-name="T47"/></text:p>
            <text:p text:style-name="P51"><text:span text:style-name="T47"/></text:p>
            <text:p text:style-name="P51"><text:span text:style-name="T47"/></text:p>
            <text:p text:style-name="P51"><text:span text:style-name="T47"/></text:p>
            <text:p text:style-name="P51"><text:span text:style-name="T47"/></text:p>
          </table:table-cell>
        </table:table-row>
        <table:table-row table:style-name="TableRow0112">
          <table:table-cell table:style-name="TableCell011200">
            <text:p text:style-name="P53"><text:span text:style-name="T47"/></text:p>
          </table:table-cell>
        </table:table-row>
        <table:table-row table:style-name="TableRow0113">
          <table:table-cell table:style-name="TableCell011300">
            <text:p text:style-name="P55"><text:span text:style-name="T47"/></text:p>
          </table:table-cell>
        </table:table-row>
        <table:table-row table:style-name="TableRow0114">
          <table:table-cell table:style-name="TableCell011400">
            <text:p text:style-name="P57"><text:span text:style-name="T48">Tembusan:</text:span></text:p>
            <text:p text:style-name="P58"><text:span text:style-name="T49">[!-- BEGIN tembusan --]</text:span></text:p>
            <text:p text:style-name="P59"><text:span text:style-name="T50">{isiTembusan}</text:span><text:span text:style-name="T51">[!-- END tembusan --]</text:span><text:span text:style-name="T52"/></text:p>
          </table:table-cell>
        </table:table-row>
        <table:table-row table:style-name="TableRow0115">
          <table:table-cell table:style-name="TableCell011500">
            <text:p text:style-name="P61"><text:span text:style-name="T52"/></text:p>
          </table:table-cell>
        </table:table-row>
      </table:table>
      <text:p text:style-name="P63"><text:span text:style-name="T52"/></text:p>
      <text:p text:style-name="P63"><text:span text:style-name="T52"/></text:p>
      <text:p text:style-name="P63"><text:span text:style-name="T5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